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cps</text:p>
          </table:table-cell>
          <table:table-cell office:value-type="string" calcext:value-type="string">
            <text:p>Mezi 83-8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doba 300s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-T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tred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net area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stredu</text:p>
          </table:table-cell>
          <table:table-cell table:number-columns-repeated="4"/>
          <table:table-cell office:value-type="string" calcext:value-type="string">
            <text:p>dT/dP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485.74" calcext:value-type="float">
            <text:p>5485.74</text:p>
          </table:table-cell>
          <table:table-cell office:value-type="float" office:value="110.07" calcext:value-type="float">
            <text:p>110.07</text:p>
          </table:table-cell>
          <table:table-cell office:value-type="float" office:value="24977" calcext:value-type="float">
            <text:p>24977</text:p>
          </table:table-cell>
          <table:table-cell table:formula="of:=[.F7]/SQRT(8*LN(2))" office:value-type="float" office:value="46.7424252788511" calcext:value-type="float">
            <text:p>46.7424252789</text:p>
          </table:table-cell>
          <table:table-cell table:formula="of:=[.H7]/SQRT([.G7])" office:value-type="float" office:value="0.295761135911251" calcext:value-type="float">
            <text:p>0.2957611359</text:p>
          </table:table-cell>
          <table:table-cell table:style-name="ce1" table:formula="of:=[.D7]" office:value-type="float" office:value="0" calcext:value-type="float">
            <text:p>0</text:p>
          </table:table-cell>
          <table:table-cell table:style-name="ce1" table:formula="of:=[.E7]" office:value-type="float" office:value="5485.74" calcext:value-type="float">
            <text:p>5485.74</text:p>
          </table:table-cell>
          <table:table-cell table:style-name="ce1" table:formula="of:=[.F7]" office:value-type="float" office:value="110.07" calcext:value-type="float">
            <text:p>110.07</text:p>
          </table:table-cell>
          <table:table-cell/>
          <table:table-cell table:formula="of:=-([.E8]-[.E7])/([.D8]-[.D7])" office:value-type="float" office:value="3.2865" calcext:value-type="float">
            <text:p>3.286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157.09" calcext:value-type="float">
            <text:p>5157.09</text:p>
          </table:table-cell>
          <table:table-cell office:value-type="float" office:value="109.15" calcext:value-type="float">
            <text:p>109.15</text:p>
          </table:table-cell>
          <table:table-cell office:value-type="float" office:value="25009" calcext:value-type="float">
            <text:p>25009</text:p>
          </table:table-cell>
          <table:table-cell table:formula="of:=[.F8]/SQRT(8*LN(2))" office:value-type="float" office:value="46.3517372507186" calcext:value-type="float">
            <text:p>46.3517372507</text:p>
          </table:table-cell>
          <table:table-cell table:formula="of:=[.H8]/SQRT([.G8])" office:value-type="float" office:value="0.293101372936143" calcext:value-type="float">
            <text:p>0.2931013729</text:p>
          </table:table-cell>
          <table:table-cell table:style-name="ce1" table:formula="of:=[.D8]" office:value-type="float" office:value="100" calcext:value-type="float">
            <text:p>100</text:p>
          </table:table-cell>
          <table:table-cell table:style-name="ce1" table:formula="of:=[.E8]" office:value-type="float" office:value="5157.09" calcext:value-type="float">
            <text:p>5157.09</text:p>
          </table:table-cell>
          <table:table-cell table:style-name="ce1" table:formula="of:=[.F8]" office:value-type="float" office:value="109.15" calcext:value-type="float">
            <text:p>109.15</text:p>
          </table:table-cell>
          <table:table-cell/>
          <table:table-cell table:formula="of:=-([.E9]-[.E8])/([.D9]-[.D8])" office:value-type="float" office:value="2.7131" calcext:value-type="float">
            <text:p>2.7131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4885.78" calcext:value-type="float">
            <text:p>4885.78</text:p>
          </table:table-cell>
          <table:table-cell office:value-type="float" office:value="106.8" calcext:value-type="float">
            <text:p>106.8</text:p>
          </table:table-cell>
          <table:table-cell office:value-type="float" office:value="25268" calcext:value-type="float">
            <text:p>25268</text:p>
          </table:table-cell>
          <table:table-cell table:formula="of:=[.F9]/SQRT(8*LN(2))" office:value-type="float" office:value="45.3537841353802" calcext:value-type="float">
            <text:p>45.3537841354</text:p>
          </table:table-cell>
          <table:table-cell table:formula="of:=[.H9]/SQRT([.G9])" office:value-type="float" office:value="0.28531729276544" calcext:value-type="float">
            <text:p>0.2853172928</text:p>
          </table:table-cell>
          <table:table-cell table:style-name="ce1" table:formula="of:=[.D9]" office:value-type="float" office:value="200" calcext:value-type="float">
            <text:p>200</text:p>
          </table:table-cell>
          <table:table-cell table:style-name="ce1" table:formula="of:=[.E9]" office:value-type="float" office:value="4885.78" calcext:value-type="float">
            <text:p>4885.78</text:p>
          </table:table-cell>
          <table:table-cell table:style-name="ce1" table:formula="of:=[.F9]" office:value-type="float" office:value="106.8" calcext:value-type="float">
            <text:p>106.8</text:p>
          </table:table-cell>
          <table:table-cell/>
          <table:table-cell table:formula="of:=-([.E10]-[.E9])/([.D10]-[.D9])" office:value-type="float" office:value="2.77099999999999" calcext:value-type="float">
            <text:p>2.771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4608.68" calcext:value-type="float">
            <text:p>4608.68</text:p>
          </table:table-cell>
          <table:table-cell office:value-type="float" office:value="112.43" calcext:value-type="float">
            <text:p>112.43</text:p>
          </table:table-cell>
          <table:table-cell office:value-type="float" office:value="25073" calcext:value-type="float">
            <text:p>25073</text:p>
          </table:table-cell>
          <table:table-cell table:formula="of:=[.F10]/SQRT(8*LN(2))" office:value-type="float" office:value="47.744625003191" calcext:value-type="float">
            <text:p>47.7446250032</text:p>
          </table:table-cell>
          <table:table-cell table:formula="of:=[.H10]/SQRT([.G10])" office:value-type="float" office:value="0.30152361849395" calcext:value-type="float">
            <text:p>0.3015236185</text:p>
          </table:table-cell>
          <table:table-cell table:style-name="ce1" table:formula="of:=[.D10]" office:value-type="float" office:value="300" calcext:value-type="float">
            <text:p>300</text:p>
          </table:table-cell>
          <table:table-cell table:style-name="ce1" table:formula="of:=[.E10]" office:value-type="float" office:value="4608.68" calcext:value-type="float">
            <text:p>4608.68</text:p>
          </table:table-cell>
          <table:table-cell table:style-name="ce1" table:formula="of:=[.F10]" office:value-type="float" office:value="112.43" calcext:value-type="float">
            <text:p>112.43</text:p>
          </table:table-cell>
          <table:table-cell/>
          <table:table-cell table:formula="of:=-([.E11]-[.E10])/([.D11]-[.D10])" office:value-type="float" office:value="2.6891" calcext:value-type="float">
            <text:p>2.6891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4339.77" calcext:value-type="float">
            <text:p>4339.77</text:p>
          </table:table-cell>
          <table:table-cell office:value-type="float" office:value="107.47" calcext:value-type="float">
            <text:p>107.47</text:p>
          </table:table-cell>
          <table:table-cell office:value-type="float" office:value="25171" calcext:value-type="float">
            <text:p>25171</text:p>
          </table:table-cell>
          <table:table-cell table:formula="of:=[.F11]/SQRT(8*LN(2))" office:value-type="float" office:value="45.6383069384767" calcext:value-type="float">
            <text:p>45.6383069385</text:p>
          </table:table-cell>
          <table:table-cell table:formula="of:=[.H11]/SQRT([.G11])" office:value-type="float" office:value="0.28765987674397" calcext:value-type="float">
            <text:p>0.2876598767</text:p>
          </table:table-cell>
          <table:table-cell table:style-name="ce1" table:formula="of:=[.D11]" office:value-type="float" office:value="400" calcext:value-type="float">
            <text:p>400</text:p>
          </table:table-cell>
          <table:table-cell table:style-name="ce1" table:formula="of:=[.E11]" office:value-type="float" office:value="4339.77" calcext:value-type="float">
            <text:p>4339.77</text:p>
          </table:table-cell>
          <table:table-cell table:style-name="ce1" table:formula="of:=[.F11]" office:value-type="float" office:value="107.47" calcext:value-type="float">
            <text:p>107.47</text:p>
          </table:table-cell>
          <table:table-cell/>
          <table:table-cell table:formula="of:=-([.E12]-[.E11])/([.D12]-[.D11])" office:value-type="float" office:value="3.08630000000001" calcext:value-type="float">
            <text:p>3.086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031.14" calcext:value-type="float">
            <text:p>4031.14</text:p>
          </table:table-cell>
          <table:table-cell office:value-type="float" office:value="122.11" calcext:value-type="float">
            <text:p>122.11</text:p>
          </table:table-cell>
          <table:table-cell office:value-type="float" office:value="25206" calcext:value-type="float">
            <text:p>25206</text:p>
          </table:table-cell>
          <table:table-cell table:formula="of:=[.F12]/SQRT(8*LN(2))" office:value-type="float" office:value="51.855342516585" calcext:value-type="float">
            <text:p>51.8553425166</text:p>
          </table:table-cell>
          <table:table-cell table:formula="of:=[.H12]/SQRT([.G12])" office:value-type="float" office:value="0.326619072541181" calcext:value-type="float">
            <text:p>0.3266190725</text:p>
          </table:table-cell>
          <table:table-cell table:style-name="ce1" table:formula="of:=[.D12]" office:value-type="float" office:value="500" calcext:value-type="float">
            <text:p>500</text:p>
          </table:table-cell>
          <table:table-cell table:style-name="ce1" table:formula="of:=[.E12]" office:value-type="float" office:value="4031.14" calcext:value-type="float">
            <text:p>4031.14</text:p>
          </table:table-cell>
          <table:table-cell table:style-name="ce1" table:formula="of:=[.F12]" office:value-type="float" office:value="122.11" calcext:value-type="float">
            <text:p>122.11</text:p>
          </table:table-cell>
          <table:table-cell/>
          <table:table-cell table:formula="of:=-([.E13]-[.E12])/([.D13]-[.D12])" office:value-type="float" office:value="2.9801" calcext:value-type="float">
            <text:p>2.9801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3733.13" calcext:value-type="float">
            <text:p>3733.13</text:p>
          </table:table-cell>
          <table:table-cell office:value-type="float" office:value="123.86" calcext:value-type="float">
            <text:p>123.86</text:p>
          </table:table-cell>
          <table:table-cell office:value-type="float" office:value="24949" calcext:value-type="float">
            <text:p>24949</text:p>
          </table:table-cell>
          <table:table-cell table:formula="of:=[.F13]/SQRT(8*LN(2))" office:value-type="float" office:value="52.598499091837" calcext:value-type="float">
            <text:p>52.5984990918</text:p>
          </table:table-cell>
          <table:table-cell table:formula="of:=[.H13]/SQRT([.G13])" office:value-type="float" office:value="0.333001952669262" calcext:value-type="float">
            <text:p>0.3330019527</text:p>
          </table:table-cell>
          <table:table-cell table:style-name="ce1" table:formula="of:=[.D13]" office:value-type="float" office:value="600" calcext:value-type="float">
            <text:p>600</text:p>
          </table:table-cell>
          <table:table-cell table:style-name="ce1" table:formula="of:=[.E13]" office:value-type="float" office:value="3733.13" calcext:value-type="float">
            <text:p>3733.13</text:p>
          </table:table-cell>
          <table:table-cell table:style-name="ce1" table:formula="of:=[.F13]" office:value-type="float" office:value="123.86" calcext:value-type="float">
            <text:p>123.86</text:p>
          </table:table-cell>
          <table:table-cell/>
          <table:table-cell table:formula="of:=-([.E14]-[.E13])/([.D14]-[.D13])" office:value-type="float" office:value="3.3834" calcext:value-type="float">
            <text:p>3.3834</text:p>
          </table:table-cell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3394.79" calcext:value-type="float">
            <text:p>3394.79</text:p>
          </table:table-cell>
          <table:table-cell office:value-type="float" office:value="135.83" calcext:value-type="float">
            <text:p>135.83</text:p>
          </table:table-cell>
          <table:table-cell office:value-type="float" office:value="25123" calcext:value-type="float">
            <text:p>25123</text:p>
          </table:table-cell>
          <table:table-cell table:formula="of:=[.F14]/SQRT(8*LN(2))" office:value-type="float" office:value="57.6816900665608" calcext:value-type="float">
            <text:p>57.6816900666</text:p>
          </table:table-cell>
          <table:table-cell table:formula="of:=[.H14]/SQRT([.G14])" office:value-type="float" office:value="0.363916902655213" calcext:value-type="float">
            <text:p>0.3639169027</text:p>
          </table:table-cell>
          <table:table-cell table:style-name="ce1" table:formula="of:=[.D14]" office:value-type="float" office:value="700" calcext:value-type="float">
            <text:p>700</text:p>
          </table:table-cell>
          <table:table-cell table:style-name="ce1" table:formula="of:=[.E14]" office:value-type="float" office:value="3394.79" calcext:value-type="float">
            <text:p>3394.79</text:p>
          </table:table-cell>
          <table:table-cell table:style-name="ce1" table:formula="of:=[.F14]" office:value-type="float" office:value="135.83" calcext:value-type="float">
            <text:p>135.83</text:p>
          </table:table-cell>
          <table:table-cell/>
          <table:table-cell table:formula="of:=-([.E15]-[.E14])/([.D15]-[.D14])" office:value-type="float" office:value="3.5584" calcext:value-type="float">
            <text:p>3.5584</text:p>
          </table:table-cell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3038.95" calcext:value-type="float">
            <text:p>3038.95</text:p>
          </table:table-cell>
          <table:table-cell office:value-type="float" office:value="145.19" calcext:value-type="float">
            <text:p>145.19</text:p>
          </table:table-cell>
          <table:table-cell office:value-type="float" office:value="25054" calcext:value-type="float">
            <text:p>25054</text:p>
          </table:table-cell>
          <table:table-cell table:formula="of:=[.F15]/SQRT(8*LN(2))" office:value-type="float" office:value="61.6565160919087" calcext:value-type="float">
            <text:p>61.6565160919</text:p>
          </table:table-cell>
          <table:table-cell table:formula="of:=[.H15]/SQRT([.G15])" office:value-type="float" office:value="0.389529581862734" calcext:value-type="float">
            <text:p>0.3895295819</text:p>
          </table:table-cell>
          <table:table-cell table:style-name="ce1" table:formula="of:=[.D15]" office:value-type="float" office:value="800" calcext:value-type="float">
            <text:p>800</text:p>
          </table:table-cell>
          <table:table-cell table:style-name="ce1" table:formula="of:=[.E15]" office:value-type="float" office:value="3038.95" calcext:value-type="float">
            <text:p>3038.95</text:p>
          </table:table-cell>
          <table:table-cell table:style-name="ce1" table:formula="of:=[.F15]" office:value-type="float" office:value="145.19" calcext:value-type="float">
            <text:p>145.19</text:p>
          </table:table-cell>
          <table:table-cell/>
          <table:table-cell table:formula="of:=-([.E16]-[.E15])/([.D16]-[.D15])" office:value-type="float" office:value="4.4519" calcext:value-type="float">
            <text:p>4.4519</text:p>
          </table:table-cell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2593.76" calcext:value-type="float">
            <text:p>2593.76</text:p>
          </table:table-cell>
          <table:table-cell office:value-type="float" office:value="164.2" calcext:value-type="float">
            <text:p>164.2</text:p>
          </table:table-cell>
          <table:table-cell office:value-type="float" office:value="24829" calcext:value-type="float">
            <text:p>24829</text:p>
          </table:table-cell>
          <table:table-cell table:formula="of:=[.F16]/SQRT(8*LN(2))" office:value-type="float" office:value="69.7293198036464" calcext:value-type="float">
            <text:p>69.7293198036</text:p>
          </table:table-cell>
          <table:table-cell table:formula="of:=[.H16]/SQRT([.G16])" office:value-type="float" office:value="0.442522965942801" calcext:value-type="float">
            <text:p>0.4425229659</text:p>
          </table:table-cell>
          <table:table-cell table:style-name="ce1" table:formula="of:=[.D16]" office:value-type="float" office:value="900" calcext:value-type="float">
            <text:p>900</text:p>
          </table:table-cell>
          <table:table-cell table:style-name="ce1" table:formula="of:=[.E16]" office:value-type="float" office:value="2593.76" calcext:value-type="float">
            <text:p>2593.76</text:p>
          </table:table-cell>
          <table:table-cell table:style-name="ce1" table:formula="of:=[.F16]" office:value-type="float" office:value="164.2" calcext:value-type="float">
            <text:p>164.2</text:p>
          </table:table-cell>
          <table:table-cell/>
          <table:table-cell table:formula="of:=-([.E17]-[.E16])/([.D17]-[.D16])" office:value-type="float" office:value="4.6075" calcext:value-type="float">
            <text:p>4.6075</text:p>
          </table:table-cell>
        </table:table-row>
        <table:table-row table:style-name="ro1">
          <table:table-cell table:number-columns-repeated="3"/>
          <table:table-cell office:value-type="float" office:value="960" calcext:value-type="float">
            <text:p>960</text:p>
          </table:table-cell>
          <table:table-cell office:value-type="float" office:value="2317.31" calcext:value-type="float">
            <text:p>2317.31</text:p>
          </table:table-cell>
          <table:table-cell office:value-type="float" office:value="178.31" calcext:value-type="float">
            <text:p>178.31</text:p>
          </table:table-cell>
          <table:table-cell office:value-type="float" office:value="25402" calcext:value-type="float">
            <text:p>25402</text:p>
          </table:table-cell>
          <table:table-cell table:formula="of:=[.F17]/SQRT(8*LN(2))" office:value-type="float" office:value="75.7212851046783" calcext:value-type="float">
            <text:p>75.7212851047</text:p>
          </table:table-cell>
          <table:table-cell table:formula="of:=[.H17]/SQRT([.G17])" office:value-type="float" office:value="0.47509889480181" calcext:value-type="float">
            <text:p>0.4750988948</text:p>
          </table:table-cell>
          <table:table-cell table:style-name="ce1" table:formula="of:=[.D17]" office:value-type="float" office:value="960" calcext:value-type="float">
            <text:p>960</text:p>
          </table:table-cell>
          <table:table-cell table:style-name="ce1" table:formula="of:=[.E17]" office:value-type="float" office:value="2317.31" calcext:value-type="float">
            <text:p>2317.31</text:p>
          </table:table-cell>
          <table:table-cell table:style-name="ce1" table:formula="of:=[.F17]" office:value-type="float" office:value="178.31" calcext:value-type="float">
            <text:p>178.31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9"/>
          <table:table-cell table:formula="of:=CONCATENATE(&quot;\num{&quot;;[.J7];&quot;}&quot;)" office:value-type="string" office:string-value="\num{0}" calcext:value-type="string">
            <text:p>\num{0}</text:p>
          </table:table-cell>
          <table:table-cell table:formula="of:=CONCATENATE(&quot;\num{&quot;;[.K7];&quot;}&quot;)" office:value-type="string" office:string-value="\num{5485.74}" calcext:value-type="string">
            <text:p>\num{5485.74}</text:p>
          </table:table-cell>
          <table:table-cell table:formula="of:=CONCATENATE(&quot;\num{&quot;;[.L7];&quot;}&quot;)" office:value-type="string" office:string-value="\num{110.07}" calcext:value-type="string">
            <text:p>\num{110.07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8];&quot;}&quot;)" office:value-type="string" office:string-value="\num{100}" calcext:value-type="string">
            <text:p>\num{100}</text:p>
          </table:table-cell>
          <table:table-cell table:formula="of:=CONCATENATE(&quot;\num{&quot;;[.K8];&quot;}&quot;)" office:value-type="string" office:string-value="\num{5157.09}" calcext:value-type="string">
            <text:p>\num{5157.09}</text:p>
          </table:table-cell>
          <table:table-cell table:formula="of:=CONCATENATE(&quot;\num{&quot;;[.L8];&quot;}&quot;)" office:value-type="string" office:string-value="\num{109.15}" calcext:value-type="string">
            <text:p>\num{109.15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9];&quot;}&quot;)" office:value-type="string" office:string-value="\num{200}" calcext:value-type="string">
            <text:p>\num{200}</text:p>
          </table:table-cell>
          <table:table-cell table:formula="of:=CONCATENATE(&quot;\num{&quot;;[.K9];&quot;}&quot;)" office:value-type="string" office:string-value="\num{4885.78}" calcext:value-type="string">
            <text:p>\num{4885.78}</text:p>
          </table:table-cell>
          <table:table-cell table:formula="of:=CONCATENATE(&quot;\num{&quot;;[.L9];&quot;}&quot;)" office:value-type="string" office:string-value="\num{106.8}" calcext:value-type="string">
            <text:p>\num{106.8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10];&quot;}&quot;)" office:value-type="string" office:string-value="\num{300}" calcext:value-type="string">
            <text:p>\num{300}</text:p>
          </table:table-cell>
          <table:table-cell table:formula="of:=CONCATENATE(&quot;\num{&quot;;[.K10];&quot;}&quot;)" office:value-type="string" office:string-value="\num{4608.68}" calcext:value-type="string">
            <text:p>\num{4608.68}</text:p>
          </table:table-cell>
          <table:table-cell table:formula="of:=CONCATENATE(&quot;\num{&quot;;[.L10];&quot;}&quot;)" office:value-type="string" office:string-value="\num{112.43}" calcext:value-type="string">
            <text:p>\num{112.43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11];&quot;}&quot;)" office:value-type="string" office:string-value="\num{400}" calcext:value-type="string">
            <text:p>\num{400}</text:p>
          </table:table-cell>
          <table:table-cell table:formula="of:=CONCATENATE(&quot;\num{&quot;;[.K11];&quot;}&quot;)" office:value-type="string" office:string-value="\num{4339.77}" calcext:value-type="string">
            <text:p>\num{4339.77}</text:p>
          </table:table-cell>
          <table:table-cell table:formula="of:=CONCATENATE(&quot;\num{&quot;;[.L11];&quot;}&quot;)" office:value-type="string" office:string-value="\num{107.47}" calcext:value-type="string">
            <text:p>\num{107.47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12];&quot;}&quot;)" office:value-type="string" office:string-value="\num{500}" calcext:value-type="string">
            <text:p>\num{500}</text:p>
          </table:table-cell>
          <table:table-cell table:formula="of:=CONCATENATE(&quot;\num{&quot;;[.K12];&quot;}&quot;)" office:value-type="string" office:string-value="\num{4031.14}" calcext:value-type="string">
            <text:p>\num{4031.14}</text:p>
          </table:table-cell>
          <table:table-cell table:formula="of:=CONCATENATE(&quot;\num{&quot;;[.L12];&quot;}&quot;)" office:value-type="string" office:string-value="\num{122.11}" calcext:value-type="string">
            <text:p>\num{122.11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13];&quot;}&quot;)" office:value-type="string" office:string-value="\num{600}" calcext:value-type="string">
            <text:p>\num{600}</text:p>
          </table:table-cell>
          <table:table-cell table:formula="of:=CONCATENATE(&quot;\num{&quot;;[.K13];&quot;}&quot;)" office:value-type="string" office:string-value="\num{3733.13}" calcext:value-type="string">
            <text:p>\num{3733.13}</text:p>
          </table:table-cell>
          <table:table-cell table:formula="of:=CONCATENATE(&quot;\num{&quot;;[.L13];&quot;}&quot;)" office:value-type="string" office:string-value="\num{123.86}" calcext:value-type="string">
            <text:p>\num{123.86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14];&quot;}&quot;)" office:value-type="string" office:string-value="\num{700}" calcext:value-type="string">
            <text:p>\num{700}</text:p>
          </table:table-cell>
          <table:table-cell table:formula="of:=CONCATENATE(&quot;\num{&quot;;[.K14];&quot;}&quot;)" office:value-type="string" office:string-value="\num{3394.79}" calcext:value-type="string">
            <text:p>\num{3394.79}</text:p>
          </table:table-cell>
          <table:table-cell table:formula="of:=CONCATENATE(&quot;\num{&quot;;[.L14];&quot;}&quot;)" office:value-type="string" office:string-value="\num{135.83}" calcext:value-type="string">
            <text:p>\num{135.83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15];&quot;}&quot;)" office:value-type="string" office:string-value="\num{800}" calcext:value-type="string">
            <text:p>\num{800}</text:p>
          </table:table-cell>
          <table:table-cell table:formula="of:=CONCATENATE(&quot;\num{&quot;;[.K15];&quot;}&quot;)" office:value-type="string" office:string-value="\num{3038.95}" calcext:value-type="string">
            <text:p>\num{3038.95}</text:p>
          </table:table-cell>
          <table:table-cell table:formula="of:=CONCATENATE(&quot;\num{&quot;;[.L15];&quot;}&quot;)" office:value-type="string" office:string-value="\num{145.19}" calcext:value-type="string">
            <text:p>\num{145.19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16];&quot;}&quot;)" office:value-type="string" office:string-value="\num{900}" calcext:value-type="string">
            <text:p>\num{900}</text:p>
          </table:table-cell>
          <table:table-cell table:formula="of:=CONCATENATE(&quot;\num{&quot;;[.K16];&quot;}&quot;)" office:value-type="string" office:string-value="\num{2593.76}" calcext:value-type="string">
            <text:p>\num{2593.76}</text:p>
          </table:table-cell>
          <table:table-cell table:formula="of:=CONCATENATE(&quot;\num{&quot;;[.L16];&quot;}&quot;)" office:value-type="string" office:string-value="\num{164.2}" calcext:value-type="string">
            <text:p>\num{164.2}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CONCATENATE(&quot;\num{&quot;;[.J17];&quot;}&quot;)" office:value-type="string" office:string-value="\num{960}" calcext:value-type="string">
            <text:p>\num{960}</text:p>
          </table:table-cell>
          <table:table-cell table:formula="of:=CONCATENATE(&quot;\num{&quot;;[.K17];&quot;}&quot;)" office:value-type="string" office:string-value="\num{2317.31}" calcext:value-type="string">
            <text:p>\num{2317.31}</text:p>
          </table:table-cell>
          <table:table-cell table:formula="of:=CONCATENATE(&quot;\num{&quot;;[.L17];&quot;}&quot;)" office:value-type="string" office:string-value="\num{178.31}" calcext:value-type="string">
            <text:p>\num{178.31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00:09:23.168585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12-13T10:52:38.474070544</dc:date>
    <dc:creator>Vladislav Wohlrath</dc:creator>
    <meta:editing-duration>PT1H38M23S</meta:editing-duration>
    <meta:editing-cycles>3</meta:editing-cycles>
    <meta:document-statistic meta:table-count="1" meta:cell-count="153" meta:object-count="0"/>
  </office:meta>
</office:document-meta>
</file>